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1aab45" officeooo:paragraph-rsid="001aab45"/>
    </style:style>
    <style:style style:name="P2" style:family="paragraph" style:parent-style-name="Text_20_body">
      <style:text-properties officeooo:paragraph-rsid="001aab45"/>
    </style:style>
    <style:style style:name="P3" style:family="paragraph" style:parent-style-name="Header">
      <style:text-properties officeooo:rsid="001d62d7" officeooo:paragraph-rsid="001d62d7"/>
    </style:style>
    <style:style style:name="P4" style:family="paragraph" style:parent-style-name="Heading_20_3">
      <style:text-properties officeooo:rsid="001aab45" officeooo:paragraph-rsid="001aab45"/>
    </style:style>
    <style:style style:name="P5" style:family="paragraph" style:parent-style-name="Text_20_body">
      <style:text-properties officeooo:paragraph-rsid="001aab45"/>
    </style:style>
    <style:style style:name="P6" style:family="paragraph" style:parent-style-name="Text_20_body">
      <style:text-properties officeooo:rsid="001da590" officeooo:paragraph-rsid="001da590"/>
    </style:style>
    <style:style style:name="P7" style:family="paragraph" style:parent-style-name="Text_20_body" style:list-style-name="L1">
      <style:text-properties officeooo:rsid="001da590" officeooo:paragraph-rsid="001da590"/>
    </style:style>
    <style:style style:name="P8" style:family="paragraph" style:parent-style-name="Text_20_body">
      <style:text-properties officeooo:rsid="001e7a58" officeooo:paragraph-rsid="001e7a58"/>
    </style:style>
    <style:style style:name="P9" style:family="paragraph" style:parent-style-name="Text_20_body" style:list-style-name="L2">
      <style:text-properties officeooo:rsid="001e7a58" officeooo:paragraph-rsid="001e7a58"/>
    </style:style>
    <style:style style:name="P10" style:family="paragraph" style:parent-style-name="Text_20_body" style:list-style-name="L2">
      <style:text-properties officeooo:rsid="0020734d" officeooo:paragraph-rsid="0020734d"/>
    </style:style>
    <style:style style:name="P11" style:family="paragraph" style:parent-style-name="Text_20_body" style:list-style-name="L2">
      <style:text-properties officeooo:rsid="0021a61e" officeooo:paragraph-rsid="0021a61e"/>
    </style:style>
    <style:style style:name="P12" style:family="paragraph" style:parent-style-name="Text_20_body" style:list-style-name="L2">
      <style:text-properties officeooo:rsid="0023464f" officeooo:paragraph-rsid="0023464f"/>
    </style:style>
    <style:style style:name="P13" style:family="paragraph" style:parent-style-name="Text_20_body" style:list-style-name="L2">
      <style:text-properties officeooo:rsid="002487cd" officeooo:paragraph-rsid="002487cd"/>
    </style:style>
    <style:style style:name="P14" style:family="paragraph" style:parent-style-name="Text_20_body">
      <style:text-properties officeooo:rsid="002487cd" officeooo:paragraph-rsid="002487c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20ef37" style:font-style-asian="normal" style:font-style-complex="normal"/>
    </style:style>
    <style:style style:name="T4" style:family="text">
      <style:text-properties fo:font-style="normal" officeooo:rsid="002396a4" style:font-style-asian="normal" style:font-style-complex="normal"/>
    </style:style>
    <style:style style:name="T5" style:family="text">
      <style:text-properties fo:font-style="normal" officeooo:rsid="001e7a58" style:font-style-asian="normal" style:font-style-complex="normal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3">Vocab: </text:h>
      <text:p text:style-name="P2"/>
      <text:p text:style-name="P2"/>
      <text:p text:style-name="P2"/>
      <text:p text:style-name="P2"/>
      <text:p text:style-name="P2"/>
      <text:h text:style-name="P4" text:outline-level="3">Notes:</text:h>
      <text:p text:style-name="P2"/>
      <text:p text:style-name="P6">Flamenco </text:p>
      <text:p text:style-name="P6"/>
      <text:p text:style-name="P6">1492 – Spain gets rid of the last Moorish stronghold at Granada</text:p>
      <text:list xml:id="list3004719825" text:style-name="L1">
        <text:list-item>
          <text:p text:style-name="P7">also Columbus does that thing </text:p>
        </text:list-item>
      </text:list>
      <text:p text:style-name="P8">Inquisition – set up to enforce an old Catholic <text:span text:style-name="T1">white</text:span><text:span text:style-name="T2"> orthodoxy for the Spanish country</text:span></text:p>
      <text:list xml:id="list2462673966" text:style-name="L2">
        <text:list-item>
          <text:p text:style-name="P9"><text:span text:style-name="T2">pureza de sangre – “blood purity”, Catholic explicitly implies white here</text:span></text:p>
          <text:list>
            <text:list-item>
              <text:p text:style-name="P9"><text:span text:style-name="T2">so does this mean that a non-white Catholic wouldn’t be considered Catholic</text:span></text:p>
            </text:list-item>
          </text:list>
        </text:list-item>
        <text:list-item>
          <text:p text:style-name="P9"><text:span text:style-name="T2">limpieza</text:span></text:p>
        </text:list-item>
        <text:list-item>
          <text:p text:style-name="P10"><text:span text:style-name="T2">moriscos – formerly Muslim people </text:span><text:span text:style-name="T3">forced to convert to Catholicism by the Inquisition</text:span></text:p>
          <text:list>
            <text:list-item>
              <text:p text:style-name="P10"><text:span text:style-name="T2">the “other people”; were forced to convert to Catholicism, which “made them white” in the eyes of the Inquisition. However, it’s super unlikely that the white majority treated them the same. </text:span></text:p>
            </text:list-item>
            <text:list-item>
              <text:p text:style-name="P11"><text:span text:style-name="T2">Were pressured to abandon their language and beliefs, tried to practice in secret</text:span></text:p>
            </text:list-item>
          </text:list>
        </text:list-item>
        <text:list-item>
          <text:p text:style-name="P10"><text:span text:style-name="T2">conversos – formerly Jewish people </text:span><text:span text:style-name="T3">forced to convert to Catholicism by the Inquisition</text:span></text:p>
          <text:list>
            <text:list-item>
              <text:p text:style-name="P11"><text:span text:style-name="T3">t</text:span><text:span text:style-name="T2">here were many who emigrated</text:span></text:p>
            </text:list-item>
          </text:list>
        </text:list-item>
        <text:list-item>
          <text:p text:style-name="P12"><text:span text:style-name="T2">Alpujarras uprisings – there were two, 1499 – 1501 and 1568 – 1571. Was a result to the forced conversion and forced abandonment of their beliefs and language. </text:span></text:p>
        </text:list-item>
        <text:list-item>
          <text:p text:style-name="P12"><text:span text:style-name="T4">Granada e</text:span><text:span text:style-name="T2">xpulsion of the Moriscos – </text:span><text:span text:style-name="T4">was a result of the uprisings; Moriscos were forced out of Granada to other parts of Spain. </text:span></text:p>
        </text:list-item>
        <text:list-item>
          <text:p text:style-name="P13"><text:soft-page-break/><text:span text:style-name="T4">N</text:span><text:span text:style-name="T2">egro curro - </text:span><text:a xlink:type="simple" xlink:href="https://www.wikiwand.com/en/Music_of_Cuba#/The_Black_Curros_(Negros_Curros" text:style-name="Internet_20_link" text:visited-style-name="Visited_20_Internet_20_Link"><text:span text:style-name="T5">https://www.wikiwand.com/en/Music_of_Cuba#/The_Black_Curros_(Negros_Curros</text:span></text:a><text:span text:style-name="T5">)</text:span></text:p>
        </text:list-item>
      </text:list>
      <text:p text:style-name="P14"><text:span text:style-name="T5"/></text:p>
      <text:list xml:id="list154452101730079" text:continue-numbering="true" text:style-name="L2">
        <text:list-item>
          <text:p text:style-name="P13"><text:span text:style-name="T5">R</text:span><text:span text:style-name="T2">ua do pozo dos negros – Street in Lisbon, Portugal, “Street of the pit of the blacks”; </text:span></text:p>
          <text:list>
            <text:list-item>
              <text:p text:style-name="P13"><text:span text:style-name="T2">Pit here means burial pit; Black people weren’t allowed to be buried in cemetaries with white Christians, the excuse given was that it was holy ground</text:span></text:p>
              <text:list>
                <text:list-item>
                  <text:p text:style-name="P13"><text:span text:style-name="T2">Ostensibly this meant that black people were unholy or ritually unclean to them</text:span></text:p>
                </text:list-item>
                <text:list-item>
                  <text:p text:style-name="P13"><text:span text:style-name="T2">They instead put their corpses in burial pits. </text:span></text:p>
                </text:list-item>
              </text:list>
            </text:list-item>
          </text:list>
        </text:list-item>
      </text:list>
      <text:p text:style-name="P14"><text:span text:style-name="T2"/></text:p>
      <text:p text:style-name="P14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aab45" officeooo:paragraph-rsid="001aab45"/>
    </style:style>
    <style:style style:name="MP2" style:family="paragraph" style:parent-style-name="Header">
      <style:text-properties officeooo:rsid="001d62d7" officeooo:paragraph-rsid="001d62d7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Azeez Hakeem</text:p>
        <text:p text:style-name="MP1"><text:date style:data-style-name="N37" text:date-value="2021-10-04T15:06:41.420343294" text:fixed="true">10/04/21</text:date></text:p>
        <text:p text:style-name="MP2">AFRO 1026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4T15:06:42.016542104</meta:creation-date>
    <dc:title>Class Notes</dc:title>
    <meta:editing-duration>PT25M6S</meta:editing-duration>
    <meta:editing-cycles>10</meta:editing-cycles>
    <meta:generator>LibreOffice/7.2.1.2$Linux_X86_64 LibreOffice_project/20$Build-2</meta:generator>
    <dc:date>2021-10-04T15:44:51.337748398</dc:date>
    <meta:document-statistic meta:table-count="0" meta:image-count="0" meta:object-count="0" meta:page-count="2" meta:paragraph-count="24" meta:word-count="264" meta:character-count="1616" meta:non-whitespace-character-count="1374"/>
    <meta:template xlink:type="simple" xlink:actuate="onRequest" xlink:title="Class Notes" xlink:href="../../../../../../Templates/Class%20Notes.ott" meta:date="2021-10-04T15:06:41.420295043"/>
  </office:meta>
</office:document-meta>
</file>